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0m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56.67mm" style:rel-column-width="21845*"/>
    </style:style>
    <style:style style:name="Table1.B" style:family="table-column">
      <style:table-column-properties style:column-width="56.67mm" style:rel-column-width="21844*"/>
    </style:style>
    <style:style style:name="Table1.C" style:family="table-column">
      <style:table-column-properties style:column-width="56.67mm" style:rel-column-width="2184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150e14" officeooo:paragraph-rsid="00150e14"/>
    </style:style>
    <style:style style:name="P2" style:family="paragraph" style:parent-style-name="Text_20_body">
      <style:text-properties officeooo:rsid="00168c2d" officeooo:paragraph-rsid="00168c2d"/>
    </style:style>
    <style:style style:name="P3" style:family="paragraph" style:parent-style-name="Text_20_body">
      <style:text-properties officeooo:rsid="00188a65" officeooo:paragraph-rsid="00188a65"/>
    </style:style>
    <style:style style:name="P4" style:family="paragraph" style:parent-style-name="Text_20_body">
      <style:text-properties officeooo:rsid="001970af" officeooo:paragraph-rsid="001970af"/>
    </style:style>
    <style:style style:name="P5" style:family="paragraph" style:parent-style-name="Text_20_body">
      <style:text-properties officeooo:rsid="001986b4" officeooo:paragraph-rsid="001986b4"/>
    </style:style>
    <style:style style:name="P6" style:family="paragraph" style:parent-style-name="Text_20_body">
      <style:paragraph-properties fo:break-before="page"/>
      <style:text-properties officeooo:rsid="00139287" officeooo:paragraph-rsid="00139287"/>
    </style:style>
    <style:style style:name="P7" style:family="paragraph" style:parent-style-name="Title">
      <style:text-properties officeooo:rsid="00139287" officeooo:paragraph-rsid="00139287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768f" officeooo:paragraph-rsid="001b76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3f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3fa3" officeooo:paragraph-rsid="001c3f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986b4"/>
    </style:style>
    <style:style style:name="T2" style:family="text">
      <style:text-properties officeooo:rsid="001d0a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önster och talföljder – Pascals triangel ur slantsingling</text:p>
      <text:p text:style-name="P4">Innan du fortsätter</text:p>
      <text:p text:style-name="P4">* Hur materialet är tänkt att användas</text:p>
      <text:p text:style-name="P4">* <text:span text:style-name="T1">Förklaring för lärare</text:span></text:p>
      <text:p text:style-name="P5">Förberedelser</text:p>
      <text:p text:style-name="P5">Lektionsupplägg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Aktivitet</text:p>
          </table:table-cell>
          <table:table-cell table:style-name="Table1.A1" office:value-type="string">
            <text:p text:style-name="P9">Tidsstämpel</text:p>
          </table:table-cell>
          <table:table-cell table:style-name="Table1.C1" office:value-type="string">
            <text:p text:style-name="P9">Tidsåtgång</text:p>
          </table:table-cell>
        </table:table-row>
        <table:table-row table:style-name="Table1.1">
          <table:table-cell table:style-name="Table1.A2" office:value-type="string">
            <text:p text:style-name="P10">Engage: Vad är sannolikheten för fifty-fifty om en singlar slant 100 gånger?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11">Explore: Hur kan vi gå tillväga för att ta reda på det?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11">Explain: Uhm... gör om förklaringen?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1">Explore: <text:span text:style-name="T2">Använd Galtonbrädan som testmetod för att kolla sannolikheten.</text:span>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</table:table>
      <text:p text:style-name="P5"/>
      <text:p text:style-name="P6">[Kontaktinfo, detaljer, etc.]</text:p>
      <text:p text:style-name="P1">Kleinåret: 2017/2018</text:p>
      <text:p text:style-name="P1">Lektionen har inspirerats av: Föreläsning om talserier av Johan Wästlund.</text:p>
      <text:p text:style-name="P1">Lektionspilot: Cecilia Eriksson</text:p>
      <text:p text:style-name="P1">Ansvarig Kleinperson: Samuel Bengmark</text:p>
      <text:p text:style-name="P1">Tillsammans med: Camilla Nilsson, Glenn Wouda, Ludmila Johansson, Michael Thors och Johan Wästlund.</text:p>
      <text:p text:style-name="P1">Innan lektionen:<text:line-break/>* Testa Galtonbräda på länk. Sätt igång denna i början av lektionen (eller dagen om möjligt)<text:line-break/>* Pascals triangel med förklaring av 100:e raden</text:p>
      <text:p text:style-name="P2">Tidsåtgång: 60 min</text:p>
      <text:p text:style-name="P2">Lämplig för: Ma 1 men utvecklingsbar mot 5.</text:p>
      <text:p text:style-name="P1">[Kort om Kleinmetoden]</text:p>
      <text:p text:style-name="P3">[Vad är 5E?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4:02:37.341934185</meta:creation-date>
    <dc:date>2018-05-03T18:04:54.007008646</dc:date>
    <meta:editing-duration>PT2H14M7S</meta:editing-duration>
    <meta:editing-cycles>6</meta:editing-cycles>
    <meta:generator>LibreOffice/6.0.2.1$Linux_x86 LibreOffice_project/00m0$Build-1</meta:generator>
    <meta:document-statistic meta:table-count="1" meta:image-count="0" meta:object-count="0" meta:page-count="2" meta:paragraph-count="24" meta:word-count="142" meta:character-count="976" meta:non-whitespace-character-count="857"/>
  </office:meta>
</office:document-meta>
</file>